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2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9999" draw:fill="none" draw:fill-color="#ffffff" draw:auto-grow-height="true" draw:auto-grow-width="false" fo:max-height="0cm" fo:min-height="0.5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6699" fo:font-size="18pt" fo:font-weight="bold"/>
    </style:style>
    <style:style style:name="P3" style:family="paragraph">
      <style:paragraph-properties fo:text-align="center"/>
      <style:text-properties fo:color="#006699" fo:font-size="18pt" fo:font-weight="bold"/>
    </style:style>
    <style:style style:name="P4" style:family="paragraph">
      <style:paragraph-properties fo:text-align="center"/>
      <style:text-properties fo:color="#cc0000" fo:font-size="18pt" fo:font-weight="bold"/>
    </style:style>
    <style:style style:name="P5" style:family="paragraph">
      <style:text-properties style:font-name="TeX Gyre Termes Math" fo:font-size="16pt" fo:font-style="italic" fo:font-weight="normal" style:font-size-asian="16pt" style:font-style-asian="italic" style:font-size-complex="16pt" style:font-style-complex="italic"/>
    </style:style>
    <style:style style:name="T1" style:family="text">
      <style:text-properties fo:color="#006699" fo:font-size="18pt" fo:font-weight="bold"/>
    </style:style>
    <style:style style:name="T2" style:family="text">
      <style:text-properties fo:color="#cc0000" fo:font-size="18pt" fo:font-weight="bold"/>
    </style:style>
    <style:style style:name="T3" style:family="text">
      <style:text-properties style:font-name="TeX Gyre Termes Math" fo:font-size="16pt" fo:font-style="italic" fo:font-weight="normal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402cm" svg:y1="2.354cm" svg:x2="26.813cm" svg:y2="2.354cm">
          <text:p/>
        </draw:line>
        <draw:custom-shape draw:style-name="gr2" draw:text-style-name="P1" draw:layer="layout" svg:width="0.128cm" svg:height="0.229cm" svg:x="0.27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29cm" svg:height="0.229cm" svg:x="24.751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29cm" svg:height="0.229cm" svg:x="12.512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44cm" svg:height="0.962cm" svg:x="0cm" svg:y="2.532cm">
          <draw:text-box>
            <text:p><text:span text:style-name="T1">LR</text:span></text:p>
          </draw:text-box>
        </draw:frame>
        <draw:frame draw:style-name="gr4" draw:text-style-name="P3" draw:layer="layout" svg:width="1.726cm" svg:height="0.962cm" svg:x="23.938cm" svg:y="2.433cm">
          <draw:text-box>
            <text:p text:style-name="P1"><text:span text:style-name="T1">NN</text:span></text:p>
          </draw:text-box>
        </draw:frame>
        <draw:frame draw:style-name="gr4" draw:text-style-name="P2" draw:layer="layout" svg:width="1.64cm" svg:height="0.962cm" svg:x="11.765cm" svg:y="2.434cm">
          <draw:text-box>
            <text:p><text:span text:style-name="T1">KR</text:span></text:p>
          </draw:text-box>
        </draw:frame>
        <draw:frame draw:style-name="gr4" draw:text-style-name="P3" draw:layer="layout" svg:width="1.604cm" svg:height="0.962cm" svg:x="17.871cm" svg:y="2.435cm">
          <draw:text-box>
            <text:p text:style-name="P1"><text:span text:style-name="T1">DL</text:span></text:p>
          </draw:text-box>
        </draw:frame>
        <draw:custom-shape draw:style-name="gr2" draw:text-style-name="P1" draw:layer="layout" svg:width="0.129cm" svg:height="0.229cm" svg:x="18.644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91cm" svg:height="0.962cm" svg:x="5.476cm" svg:y="2.435cm">
          <draw:text-box>
            <text:p><text:span text:style-name="T1">POD</text:span></text:p>
          </draw:text-box>
        </draw:frame>
        <draw:custom-shape draw:style-name="gr2" draw:text-style-name="P1" draw:layer="layout" svg:width="0.129cm" svg:height="0.229cm" svg:x="6.405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29cm" svg:height="0.229cm" svg:x="3.31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533cm" svg:height="1.673cm" svg:x="2.128cm" svg:y="0.535cm">
          <draw:text-box>
            <text:p text:style-name="P1"><text:span text:style-name="T2">linear fusion</text:span></text:p>
          </draw:text-box>
        </draw:frame>
        <draw:frame draw:style-name="gr5" draw:text-style-name="P4" draw:layer="layout" svg:width="2.288cm" svg:height="1.673cm" svg:x="8.418cm" svg:y="0.536cm">
          <draw:text-box>
            <text:p text:style-name="P1"><text:span text:style-name="T2">linear KF</text:span></text:p>
          </draw:text-box>
        </draw:frame>
        <draw:custom-shape draw:style-name="gr2" draw:text-style-name="P1" draw:layer="layout" svg:width="0.129cm" svg:height="0.229cm" svg:x="9.549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531cm" svg:height="1.673cm" svg:x="13.896cm" svg:y="0.536cm">
          <draw:text-box>
            <text:p text:style-name="P1"><text:span text:style-name="T2">nonlinear KF</text:span></text:p>
          </draw:text-box>
        </draw:frame>
        <draw:custom-shape draw:style-name="gr2" draw:text-style-name="P1" draw:layer="layout" svg:width="0.128cm" svg:height="0.229cm" svg:x="15.579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473cm" svg:height="0.962cm" svg:x="19.982cm" svg:y="1.261cm">
          <draw:text-box>
            <text:p text:style-name="P1"><text:span text:style-name="T2">BayesNet</text:span></text:p>
          </draw:text-box>
        </draw:frame>
        <draw:custom-shape draw:style-name="gr2" draw:text-style-name="P1" draw:layer="layout" svg:width="0.128cm" svg:height="0.229cm" svg:x="21.685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425cm" svg:height="1.424cm" svg:x="25.769cm" svg:y="0.808cm">
          <draw:text-box>
            <text:p><text:span text:style-name="T3">non-linearity</text:span></text:p>
          </draw:text-box>
        </draw:frame>
        <draw:frame draw:style-name="gr5" draw:text-style-name="P4" draw:layer="layout" svg:width="2.478cm" svg:height="1.673cm" svg:x="11.318cm" svg:y="0.537cm">
          <draw:text-box>
            <text:p text:style-name="P1"><text:span text:style-name="T2">S-B fus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8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.8000001907348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71cm" fo:text-indent="0cm"/>
      <style:text-properties fo:font-size="5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53cm" fo:text-indent="0cm"/>
      <style:text-properties fo:font-size="4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35cm" fo:text-indent="0cm"/>
      <style:text-properties fo:font-size="3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17cm" fo:text-indent="0cm"/>
      <style:text-properties fo:font-size="3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17cm" fo:text-indent="0cm"/>
      <style:text-properties fo:font-size="3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17cm" fo:text-indent="0cm"/>
      <style:text-properties fo:font-size="3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17cm" fo:text-indent="0cm"/>
      <style:text-properties fo:font-size="3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17cm" fo:text-indent="0cm"/>
      <style:text-properties fo:font-size="3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1.224cm" svg:x="1cm" svg:y="5.66cm"/>
      <draw:page-thumbnail draw:layer="backgroundobjects" svg:width="8.999cm" svg:height="1.224cm" svg:x="1cm" svg:y="14.236cm"/>
      <draw:page-thumbnail draw:layer="backgroundobjects" svg:width="8.999cm" svg:height="1.224cm" svg:x="1cm" svg:y="22.812cm"/>
      <draw:page-thumbnail draw:layer="backgroundobjects" svg:width="8.999cm" svg:height="1.224cm" svg:x="11cm" svg:y="5.66cm"/>
      <draw:page-thumbnail draw:layer="backgroundobjects" svg:width="8.999cm" svg:height="1.224cm" svg:x="11cm" svg:y="14.236cm"/>
      <draw:page-thumbnail draw:layer="backgroundobjects" svg:width="8.999cm" svg:height="1.224cm" svg:x="11cm" svg:y="22.812cm"/>
    </style:handout-master>
    <style:master-page style:name="Default" style:page-layout-name="PM1" draw:style-name="Mdp1">
      <draw:frame presentation:style-name="Default-title" draw:layer="backgroundobjects" svg:width="25.191cm" svg:height="0.636cm" svg:x="1.398cm" svg:y="0.15cm" presentation:class="title" presentation:placeholder="true">
        <draw:text-box/>
      </draw:frame>
      <draw:frame presentation:style-name="Default-outline1" draw:layer="backgroundobjects" svg:width="25.191cm" svg:height="2.209cm" svg:x="1.398cm" svg:y="0.89cm" presentation:class="outline" presentation:placeholder="true">
        <draw:text-box/>
      </draw:frame>
      <draw:frame presentation:style-name="Mpr1" draw:text-style-name="MP1" draw:layer="backgroundobjects" svg:width="6.521cm" svg:height="0.263cm" svg:x="1.398cm" svg:y="3.4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263cm" svg:x="9.571cm" svg:y="3.4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263cm" svg:x="20.068cm" svg:y="3.4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5:34:59.763575959</meta:creation-date>
    <dc:date>2016-03-15T17:24:41.144202459</dc:date>
    <meta:editing-duration>PT14M5S</meta:editing-duration>
    <meta:editing-cycles>5</meta:editing-cycles>
    <meta:generator>LibreOffice/4.2.8.2$Linux_X86_64 LibreOffice_project/420m0$Build-2</meta:generator>
    <meta:document-statistic meta:object-count="44"/>
  </office:meta>
</office:document-meta>
</file>